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break-before="auto" fo:break-after="auto" fo:padding="0in" fo:border="none"/>
    </style:style>
    <style:style style:name="P2" style:family="paragraph" style:parent-style-name="Standard" style:list-style-name="WWNum8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3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4" style:family="paragraph" style:parent-style-name="Standard" style:list-style-name="WWNum10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5" style:family="paragraph" style:parent-style-name="Standard" style:list-style-name="WWNum6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6" style:family="paragraph" style:parent-style-name="Standard" style:list-style-name="WWNum14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7" style:family="paragraph" style:parent-style-name="Standard" style:list-style-name="WWNum7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8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9" style:family="paragraph" style:parent-style-name="Standard" style:list-style-name="WWNum13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10" style:family="paragraph" style:parent-style-name="Standard" style:list-style-name="WWNum11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11" style:family="paragraph" style:parent-style-name="Standard" style:list-style-name="WWNum4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12" style:family="paragraph" style:parent-style-name="Standard" style:list-style-name="WWNum9">
      <style:paragraph-properties fo:margin-left="1in" fo:margin-right="0in" fo:text-align="justify" style:justify-single-word="false" fo:text-indent="-0.25in" style:auto-text-indent="false" fo:break-before="auto" fo:break-after="auto" fo:padding="0in" fo:border="none"/>
    </style:style>
    <style:style style:name="P13" style:family="paragraph" style:parent-style-name="Standard" style:list-style-name="WWNum5">
      <style:paragraph-properties fo:margin-left="1in" fo:margin-right="0in" fo:text-align="justify" style:justify-single-word="false" fo:text-indent="-0.25in" style:auto-text-indent="false" fo:break-before="auto" fo:break-after="auto" fo:padding="0in" fo:border="none"/>
    </style:style>
    <style:style style:name="P14" style:family="paragraph" style:parent-style-name="Standard" style:list-style-name="WWNum2">
      <style:paragraph-properties fo:margin-left="1in" fo:margin-right="0in" fo:text-indent="-0.25in" style:auto-text-indent="false" fo:break-before="auto" fo:break-after="auto"/>
    </style:style>
    <style:style style:name="P15" style:family="paragraph" style:parent-style-name="Standard" style:list-style-name="WWNum12">
      <style:paragraph-properties fo:margin-left="1in" fo:margin-right="0in" fo:text-indent="-0.25in" style:auto-text-indent="false" fo:break-before="auto" fo:break-after="auto"/>
    </style:style>
    <style:style style:name="P16" style:family="paragraph" style:parent-style-name="Standard">
      <style:paragraph-properties fo:margin-left="1in" fo:margin-right="0in" fo:text-align="justify" style:justify-single-word="false" fo:text-indent="0in" style:auto-text-indent="false" fo:break-before="auto" fo:break-after="auto" fo:padding="0in" fo:border="none"/>
    </style:style>
    <style:style style:name="P17" style:family="paragraph" style:parent-style-name="Standard">
      <style:paragraph-properties fo:margin-left="0.5in" fo:margin-right="0in" fo:text-align="justify" style:justify-single-word="false" fo:text-indent="0in" style:auto-text-indent="false" fo:break-before="auto" fo:break-after="auto" fo:padding="0in" fo:border="none"/>
    </style:style>
    <style:style style:name="P18" style:family="paragraph" style:parent-style-name="Standard">
      <style:paragraph-properties fo:margin-left="0in" fo:margin-right="0in" fo:text-align="justify" style:justify-single-word="false" fo:text-indent="0.5in" style:auto-text-indent="false" fo:break-before="auto" fo:break-after="auto" fo:padding="0in" fo:border="none"/>
    </style:style>
    <style:style style:name="P19" style:family="paragraph" style:parent-style-name="Heading_20_3">
      <style:paragraph-properties fo:margin-left="0.5in" fo:margin-right="0in" fo:line-height="138%" fo:text-align="justify" style:justify-single-word="false" fo:text-indent="0in" style:auto-text-indent="false" fo:break-before="auto" fo:break-after="auto"/>
    </style:style>
    <style:style style:name="P20" style:family="paragraph" style:parent-style-name="Heading_20_3">
      <style:paragraph-properties fo:margin-left="0in" fo:margin-right="0in" fo:line-height="138%" fo:text-align="justify" style:justify-single-word="false" fo:text-indent="0.5in" style:auto-text-indent="false" fo:break-before="auto" fo:break-after="auto"/>
    </style:style>
    <style:style style:name="P21" style:family="paragraph" style:parent-style-name="Heading_20_2">
      <style:paragraph-properties fo:margin-left="0.5in" fo:margin-right="0in" fo:line-height="138%" fo:text-align="justify" style:justify-single-word="false" fo:text-indent="0in" style:auto-text-indent="false" fo:break-before="auto" fo:break-after="auto"/>
    </style:style>
    <style:style style:name="P22" style:family="paragraph" style:parent-style-name="Title" style:master-page-name="Standard">
      <style:paragraph-properties fo:text-align="justify" style:justify-single-word="false" style:page-number="1" fo:break-before="auto" fo:break-after="auto" fo:padding="0in" fo:border="none"/>
    </style:style>
    <style:style style:name="P23" style:family="paragraph" style:parent-style-name="Subtitle">
      <style:paragraph-properties fo:text-align="justify" style:justify-single-word="false" fo:break-before="auto" fo:break-after="auto" fo:padding="0in" fo:border="none"/>
    </style:style>
    <style:style style:name="T1" style:family="text">
      <style:text-properties fo:background-color="#f4cccc" loext:char-shading-value="0"/>
    </style:style>
    <style:style style:name="T2" style:family="text">
      <style:text-properties style:text-underline-style="none"/>
    </style:style>
    <style:style style:name="T3" style:family="text">
      <style:text-properties fo:background-color="#ffe599" loext:char-shading-value="0"/>
    </style:style>
    <style:style style:name="T4" style:family="text">
      <style:text-properties style:font-name="Courier New" style:font-name-asian="Courier New1"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9zr0hms7y840"/>7.3. Good Routine Names </text:p>
      <text:p text:style-name="P23"><text:bookmark text:name="_mpqu46edjyn"/>Code Complete </text:p>
      <text:p text:style-name="P1"/>
      <text:list xml:id="list1661128216" text:style-name="WWNum8">
        <text:list-item>
          <text:p text:style-name="P2"><text:span text:style-name="T1">A good name for a routine clearly describes everything the routine does.</text:span></text:p>
        </text:list-item>
      </text:list>
      <text:p text:style-name="P1"/>
      <text:list xml:id="list3937148431" text:style-name="WWNum1">
        <text:list-item>
          <text:p text:style-name="P3">In the routine's name, describe all the outputs and side effects.</text:p>
        </text:list-item>
      </text:list>
      <text:p text:style-name="P1"/>
      <text:list xml:id="list1100393958" text:style-name="WWNum9">
        <text:list-item>
          <text:p text:style-name="P12">¿Qué sucede si existen muchos efectos laterales?</text:p>
        </text:list-item>
      </text:list>
      <text:p text:style-name="P16">The cure is not to use less-descriptive routine names; <text:span text:style-name="T3">the cure is to program so that you cause things to happen directly rather than with side effects.</text:span></text:p>
      <text:p text:style-name="P1"/>
      <text:list xml:id="list1790821584" text:style-name="WWNum10">
        <text:list-item>
          <text:p text:style-name="P4"><text:span text:style-name="T1">Avoid meaningless, vague, or wishy-washy verbs.</text:span> </text:p>
        </text:list-item>
      </text:list>
      <text:p text:style-name="P17">Some verbs are elastic, stretched to cover just about any meaning. Routine names like <text:span text:style-name="T4">HandleCalculation(), PerformServices(), OutputUser(),</text:span> are OK.</text:p>
      <text:p text:style-name="P1"/>
      <text:list xml:id="list2002594103" text:style-name="WWNum6">
        <text:list-item>
          <text:p text:style-name="P5">In other cases, the verb is vague because the operations performed by the routine are vague. <text:span text:style-name="T1">The routine suffers from a weakness of purpose, and the weak name is a symptom</text:span>.</text:p>
        </text:list-item>
      </text:list>
      <text:p text:style-name="P1"/>
      <text:list xml:id="list3568696595" text:style-name="WWNum14">
        <text:list-item>
          <text:p text:style-name="P6"><text:span text:style-name="T1">Don't differentiate routine names solely by number.</text:span> </text:p>
        </text:list-item>
      </text:list>
      <text:p text:style-name="P17">One developer wrote all his code in one big function. Then he took every 15 lines and created functions named<text:span text:style-name="T4"> Part1, Part2</text:span>, and so on. <text:span text:style-name="T1">The numerals at the ends of these names provide no indication of the different abstractions the routines represent</text:span>.</text:p>
      <text:p text:style-name="P1"/>
      <text:list xml:id="list3331862770" text:style-name="WWNum7">
        <text:list-item>
          <text:p text:style-name="P7"><text:span text:style-name="T1">Make names of routines as long as necessary.</text:span> </text:p>
        </text:list-item>
      </text:list>
      <text:p text:style-name="P17">Research shows that the optimum average length for a variable name is <text:span text:style-name="T1">9 to 15 characters</text:span>. Routines tend to be more complicated than variables, and good names for them tend to be longer. On the other hand, <text:span text:style-name="T1">routine names are often attached to object names, which essentially provides part of the name for free</text:span>.</text:p>
      <text:p text:style-name="P1"/>
      <text:p text:style-name="P1"/>
      <text:list xml:id="list2920394736" text:style-name="WWNum3">
        <text:list-item>
          <text:p text:style-name="P8">To name a function, <text:span text:style-name="T1">use a description of the return value</text:span>. </text:p>
        </text:list-item>
      </text:list>
      <text:p text:style-name="P17">A function returns a value, and the function should be named for the value it returns. For example: <text:span text:style-name="T4">cos(), customerId.Next(), printer.IsReady().</text:span></text:p>
      <text:p text:style-name="P1"/>
      <text:list xml:id="list3353450481" text:style-name="WWNum13">
        <text:list-item>
          <text:p text:style-name="P9"><text:soft-page-break/>To name a procedure, <text:span text:style-name="T1">use a strong verb followed by an object</text:span>. </text:p>
        </text:list-item>
      </text:list>
      <text:p text:style-name="P17">A procedure with functional cohesion usually performs an operation on an object. The name should reflect what the procedure does, and an operation on an object implies a verb-plus-object name. Example: <text:span text:style-name="T4">PrintDocument().</text:span></text:p>
      <text:p text:style-name="P1"/>
      <text:p text:style-name="P1"/>
      <text:list xml:id="list2942710694" text:style-name="WWNum5">
        <text:list-item>
          <text:p text:style-name="P13"><text:span text:style-name="T1">In object-oriented languages, you don't need to include the name of the object in the procedure name because the object itself is included in the call</text:span>. You invoke routines with statements like document.Print(), orderInfo.Check(), and monthlyRevenues.Calc(). Names like document.PrintDocument() are redundant and can become inaccurate when they're carried through to derived classes.</text:p>
        </text:list-item>
      </text:list>
      <text:p text:style-name="P1"/>
      <text:p text:style-name="P1"/>
      <text:list xml:id="list588988781" text:style-name="WWNum11">
        <text:list-item>
          <text:p text:style-name="P10"><text:span text:style-name="T1">Use opposites precisely. Using naming conventions</text:span> for opposites helps consistency, which helps readability. Opposite-pairs like first/last are commonly understood.</text:p>
        </text:list-item>
      </text:list>
      <text:p text:style-name="P1"/>
      <text:list xml:id="list1675069932" text:style-name="WWNum4">
        <text:list-item>
          <text:p text:style-name="P11"><text:span text:style-name="T1">Establish conventions for common operations.</text:span> In some systems, it's important to distinguish among different kinds of operations.</text:p>
        </text:list-item>
      </text:list>
      <text:p text:style-name="P1"/>
      <text:p text:style-name="P18">Example: </text:p>
      <text:p text:style-name="P17">In one of our projects, we neglected to establish a convention for naming the routines that would return the object identifier, so we had routine names like these: <text:span text:style-name="T4">employee.id.Get() </text:span></text:p>
      <text:p text:style-name="P17"><text:span text:style-name="T4">dependent.GetId() </text:span></text:p>
      <text:p text:style-name="P17"><text:span text:style-name="T4">supervisor() </text:span></text:p>
      <text:p text:style-name="P17"><text:span text:style-name="T4">candidate.id()</text:span></text:p>
      <text:p text:style-name="P17">for the same operation.</text:p>
      <text:p text:style-name="P1"/>
      <text:p text:style-name="P21"><text:bookmark text:name="_9itw49gvsy3q"/>CHECKLIST: High-Quality Routines</text:p>
      <text:p text:style-name="P19"><text:bookmark text:name="_u6uceirqya4l"/>Big-Picture Issues</text:p>
      <text:list xml:id="list1904059290" text:style-name="WWNum2">
        <text:list-item>
          <text:p text:style-name="P14">Is the reason for creating the routine sufficient?</text:p>
        </text:list-item>
        <text:list-item>
          <text:p text:style-name="P14">Have all parts of the routine that would benefit from being put into routines of their own been put into routines of their own?</text:p>
        </text:list-item>
        <text:list-item>
          <text:p text:style-name="P14">Is the routine’s name a strong, clear verb-plus-object name for a procedure or a description of the return value for a function?</text:p>
        </text:list-item>
        <text:list-item>
          <text:p text:style-name="P14">Does the routine’s name describe everything the routine does?</text:p>
        </text:list-item>
        <text:list-item>
          <text:p text:style-name="P14">Have you established naming conventions for common operations?</text:p>
        </text:list-item>
        <text:list-item>
          <text:p text:style-name="P14">Does the routine have strong, functional cohesion—doing one and only one thing and doing it well?</text:p>
        </text:list-item>
        <text:list-item>
          <text:p text:style-name="P14"><text:soft-page-break/>Do the routines have loose coupling—are the routine’s connections to other routines small, intimate, visible, and flexible?</text:p>
        </text:list-item>
        <text:list-item>
          <text:p text:style-name="P14">Is the length of the routine determined naturally by its function and logic, rather than by an artificial coding standard?</text:p>
        </text:list-item>
      </text:list>
      <text:p text:style-name="P20"><text:bookmark text:name="_93h1iytsl28w"/>Parameter-Passing Issues</text:p>
      <text:list xml:id="list176446524" text:style-name="WWNum12">
        <text:list-item>
          <text:p text:style-name="P15">Does the routine’s parameter list, taken as a whole, present a consistent interface abstraction?</text:p>
        </text:list-item>
        <text:list-item>
          <text:p text:style-name="P15">Are the routine’s parameters in a sensible order, including matching the order of parameters in similar routines?</text:p>
        </text:list-item>
        <text:list-item>
          <text:p text:style-name="P15">Are interface assumptions documented?</text:p>
        </text:list-item>
        <text:list-item>
          <text:p text:style-name="P15">Does the routine have seven or fewer parameters?</text:p>
        </text:list-item>
        <text:list-item>
          <text:p text:style-name="P15">Is each input parameter used?</text:p>
        </text:list-item>
        <text:list-item>
          <text:p text:style-name="P15">Does the routine avoid using input parameters as working variables?</text:p>
        </text:list-item>
        <text:list-item>
          <text:p text:style-name="P15">If the routine is a function, does it return a valid value under all possible circumstances?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normal" style:font-weight-asian="normal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 fo:font-weight="normal" style:font-weight-asian="normal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38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9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0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1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2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3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4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5" style:num-suffix="❏" text:bullet-char="❏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74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75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76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77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78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9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0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81" style:num-suffix="❏" text:bullet-char="❏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4" meta:word-count="666" meta:character-count="4165" meta:non-whitespace-character-count="3561"/>
    <meta:generator>LibreOfficeDev/6.0.5.2$Linux_X86_64 LibreOffice_project/</meta:generator>
  </office:meta>
</office:document-meta>
</file>